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string" calcext:value-type="string">
            <text:p>Great Brutain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Scotland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Netherland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Northem Germany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Mediterranean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Massachussetts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Connecticut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string" calcext:value-type="string">
            <text:p>Delawaare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string" calcext:value-type="string">
            <text:p>New Jersey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string" calcext:value-type="string">
            <text:p>Gulf Coast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string" calcext:value-type="string">
            <text:p>Other North America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Tenesse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string" calcext:value-type="string">
            <text:p>Hispaniola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string" calcext:value-type="string">
            <text:p>pPuerto Rico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string" calcext:value-type="string">
            <text:p>Other Spanish Caribbean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string" calcext:value-type="string">
            <text:p>Dutch Caribbean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string" calcext:value-type="string">
            <text:p>Dutch Guianas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string" calcext:value-type="string">
            <text:p>Other Dutch Americas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string" calcext:value-type="string">
            <text:p>Tortola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St. Kitts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string" calcext:value-type="string">
            <text:p>Nevis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string" calcext:value-type="string">
            <text:p>St, Lucia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string" calcext:value-type="string">
            <text:p>St, Vincent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string" calcext:value-type="string">
            <text:p>Tobago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string" calcext:value-type="string">
            <text:p>British Guiana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British Honduras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string" calcext:value-type="string">
            <text:p>Other British Caribbean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Saint domingue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Other French Caribbean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string" calcext:value-type="string">
            <text:p>St Barthelemy (Sweden)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Other Caribbean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Spanish Circum-Caribbean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Rio de la Plata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string" calcext:value-type="string">
            <text:p>Amazonia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string" calcext:value-type="string">
            <text:p>Pernambucco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string" calcext:value-type="string">
            <text:p>Southeast Brazil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Other Brazil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Senegambia and off shore Atlantic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string" calcext:value-type="string">
            <text:p>Winward Coast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Gold Cost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Bight of Benin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Bight of Biara and Gulf of Guinea islands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string" calcext:value-type="string">
            <text:p>West Africa and Indian Ocean Islands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string" calcext:value-type="string">
            <text:p>Other Africa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string" calcext:value-type="string">
            <text:p>East Indies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string" calcext:value-type="string">
            <text:p>Americas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string" calcext:value-type="string">
            <text:p>Asia e Africa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string" calcext:value-type="string">
            <text:p>Spanish Americas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British Americas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string" calcext:value-type="string">
            <text:p>Non-Geograph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6:18:01.119000000</meta:creation-date>
    <dc:date>2021-06-03T16:41:48.252000000</dc:date>
    <meta:editing-duration>PT1M36S</meta:editing-duration>
    <meta:editing-cycles>1</meta:editing-cycles>
    <meta:document-statistic meta:table-count="1" meta:cell-count="192" meta:object-count="0"/>
    <meta:generator>LibreOffice/7.1.3.2$Windows_X86_64 LibreOffice_project/47f78053abe362b9384784d31a6e56f8511eb1c1</meta:generator>
  </office:meta>
</office:document-meta>
</file>